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26cm" fo:min-width="0.59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82cm" fo:min-width="3.251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75cm" fo:min-width="3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59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5cm" fo:min-width="3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8.5cm" fo:min-width="7.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75cm" svg:height="1.25cm" svg:x="5cm" svg:y="2cm">
          <draw:text-box>
            <text:p>Схема регистрации пользователя</text:p>
          </draw:text-box>
        </draw:frame>
        <draw:custom-shape draw:style-name="gr2" draw:text-style-name="P3" draw:layer="layout" svg:width="4.75cm" svg:height="1.5cm" svg:x="2cm" svg:y="4.75cm">
          <text:p text:style-name="P2">Форма регистрации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0.75cm" svg:x="7.25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75cm" svg:height="4cm" svg:x="9.25cm" svg:y="4cm">
          <text:p text:style-name="P4"><text:span text:style-name="T1">JSON</text:span></text:p>
          <text:p text:style-name="P4"><text:span text:style-name="T1">Phone_number,</text:span></text:p>
          <text:p text:style-name="P4"><text:span text:style-name="T1">Password,</text:span></text:p>
          <text:p text:style-name="P4"><text:span text:style-name="T1">Eemai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25cm" svg:height="6cm" svg:x="15cm" svg:y="3.75cm">
          <text:p text:style-name="P4"><text:span text:style-name="T1">API</text:span></text:p>
          <text:p text:style-name="P4"><text:span text:style-name="T1">Валидируем, создаем ползователя, отправляем письмо с <text:s/>кодом активации. Перенаправляем на страницу с уведомлением о необходимости валидировать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5cm" svg:height="0.5cm" svg:x="13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4cm" svg:height="5.25cm" svg:x="1.5cm" svg:y="12cm">
          <text:p text:style-name="P4"><text:span text:style-name="T1">Из письма с </text:span><text:span text:style-name="T1">кодом валидации </text:span><text:span text:style-name="T1">переходим по </text:span><text:span text:style-name="T1">ссылке на </text:span><text:span text:style-name="T1">страницу </text:span><text:span text:style-name="T1">валидации </text:span><text:span text:style-name="T1">фронтенда, где </text:span><text:span text:style-name="T1">формируем </text:span><text:span text:style-name="T1">запрос к API на </text:span><text:span text:style-name="T1">проверку токена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0.75cm" svg:x="6.25cm" svg:y="14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8cm" svg:height="8.75cm" svg:x="8cm" svg:y="10.5cm">
          <text:p text:style-name="P2"><text:span text:style-name="T1">API валидирует токен и активирует пользователя. Если успешно, то перенаправляем на страницу с уведомлением где: При успешной валидации показываем компонент с ок и необходимости залогиниться. Если не успешная валидация, то показываем компонент с неуспешной валидацией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4:46:20.609775380</meta:creation-date>
    <dc:date>2024-02-15T15:03:51.119900707</dc:date>
    <meta:editing-duration>PT6M20S</meta:editing-duration>
    <meta:editing-cycles>1</meta:editing-cycles>
    <meta:document-statistic meta:object-count="9"/>
    <meta:generator>LibreOffice/7.3.7.2$Linux_X86_64 LibreOffice_project/30$Build-2</meta:generator>
  </office:meta>
</office:document-meta>
</file>